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104d" officeooo:paragraph-rsid="0000104d"/>
    </style:style>
    <style:style style:name="P2" style:family="paragraph" style:parent-style-name="Standard">
      <style:text-properties officeooo:rsid="000199c7" officeooo:paragraph-rsid="000199c7"/>
    </style:style>
    <style:style style:name="P3" style:family="paragraph" style:parent-style-name="Standard">
      <style:text-properties officeooo:rsid="0002a537" officeooo:paragraph-rsid="0002a537"/>
    </style:style>
    <style:style style:name="P4" style:family="paragraph" style:parent-style-name="Standard">
      <style:text-properties officeooo:rsid="000390e2" officeooo:paragraph-rsid="000390e2"/>
    </style:style>
    <style:style style:name="P5" style:family="paragraph" style:parent-style-name="Standard">
      <style:text-properties officeooo:rsid="00040540" officeooo:paragraph-rsid="00040540"/>
    </style:style>
    <style:style style:name="P6" style:family="paragraph" style:parent-style-name="Standard">
      <style:text-properties officeooo:rsid="000436d1" officeooo:paragraph-rsid="000436d1"/>
    </style:style>
    <style:style style:name="P7" style:family="paragraph" style:parent-style-name="Standard">
      <style:text-properties officeooo:rsid="00054aa4" officeooo:paragraph-rsid="00054aa4"/>
    </style:style>
    <style:style style:name="P8" style:family="paragraph" style:parent-style-name="Standard">
      <style:text-properties officeooo:rsid="0005d7f7" officeooo:paragraph-rsid="0005d7f7"/>
    </style:style>
    <style:style style:name="P9" style:family="paragraph" style:parent-style-name="Standard">
      <style:text-properties officeooo:rsid="00079b33" officeooo:paragraph-rsid="00079b33"/>
    </style:style>
    <style:style style:name="P10" style:family="paragraph" style:parent-style-name="Standard">
      <style:text-properties officeooo:rsid="0009509d" officeooo:paragraph-rsid="0009509d"/>
    </style:style>
    <style:style style:name="P11" style:family="paragraph" style:parent-style-name="Standard">
      <style:text-properties officeooo:rsid="000a7610" officeooo:paragraph-rsid="000a7610"/>
    </style:style>
    <style:style style:name="P12" style:family="paragraph" style:parent-style-name="Standard">
      <style:text-properties officeooo:rsid="000d258a" officeooo:paragraph-rsid="000d258a"/>
    </style:style>
    <style:style style:name="P13" style:family="paragraph" style:parent-style-name="Standard">
      <style:text-properties officeooo:rsid="000e1e43" officeooo:paragraph-rsid="000e1e43"/>
    </style:style>
    <style:style style:name="P14" style:family="paragraph" style:parent-style-name="Standard">
      <style:text-properties officeooo:rsid="00101b2f" officeooo:paragraph-rsid="00101b2f"/>
    </style:style>
    <style:style style:name="P15" style:family="paragraph" style:parent-style-name="Standard">
      <style:text-properties officeooo:rsid="001044ba" officeooo:paragraph-rsid="001044ba"/>
    </style:style>
    <style:style style:name="P16" style:family="paragraph" style:parent-style-name="Standard">
      <style:text-properties officeooo:rsid="001066fe" officeooo:paragraph-rsid="001066fe"/>
    </style:style>
    <style:style style:name="T1" style:family="text">
      <style:text-properties officeooo:rsid="000199c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docrino <text:span text:style-name="T1">2?</text:span></text:p>
      <text:p text:style-name="P1"/>
      <text:p text:style-name="P2">introducció a la endocrinologia :3</text:p>
      <text:p text:style-name="P2"/>
      <text:p text:style-name="P3"><text:a xlink:type="simple" xlink:href="mailto:jpuigd@hmar.cat" text:style-name="Internet_20_link" text:visited-style-name="Visited_20_Internet_20_Link">jpuigd@hmar.cat</text:a></text:p>
      <text:p text:style-name="P3"/>
      <text:p text:style-name="P3"/>
      <text:p text:style-name="P3">Important per donar respostes conjuntes a estimuls (sistema d’informació perquè cells actuin de forma coordinada) </text:p>
      <text:p text:style-name="P3">Com?</text:p>
      <text:p text:style-name="P3">- Hormones</text:p>
      <text:p text:style-name="P3">- Neurotransmissors </text:p>
      <text:p text:style-name="P3">- Citoquines i factors de creixement </text:p>
      <text:p text:style-name="P3"/>
      <text:p text:style-name="P3">Tots estan integrats i coordinats. </text:p>
      <text:p text:style-name="P3"/>
      <text:p text:style-name="P4">Hormona: </text:p>
      <text:p text:style-name="P4">- Substància quimica secretada en els liquids corporals per un grup de cells especifics (glandula endocrina) amb un efecte de control fisiologic sobre altres cells del organisme </text:p>
      <text:p text:style-name="P4">- Nomes tenen accio sobre teixits diana (que te receptors especifics) </text:p>
      <text:p text:style-name="P4"/>
      <text:p text:style-name="P4">Interacció hormona-receptor</text:p>
      <text:p text:style-name="P4"/>
      <text:p text:style-name="P4"/>
      <text:p text:style-name="P4">Localització de l’acció: vies de transmissió</text:p>
      <text:p text:style-name="P4">- Endocrina: a distància. Va de la sang al teixit diana. </text:p>
      <text:p text:style-name="P4">- Paracrina i autocrina: proxims. </text:p>
      <text:p text:style-name="P4"><text:tab/>Paracrina: grup cel·lular contigu</text:p>
      <text:p text:style-name="P4"><text:tab/>Autocrina: sobre la propia celula </text:p>
      <text:p text:style-name="P4"/>
      <text:p text:style-name="P5">Hormones fabricades per glandules gairebé sempre.</text:p>
      <text:p text:style-name="P5">Hi ha organs que son glandules endocrines pures (hipofisi, tiroides, paratiroides, testicles, ovaris...) i altres que fan diferents funcions (fetge - IGF1, ronyons...)</text:p>
      <text:p text:style-name="P5">No hi ha sempre un teixit especific que té la funció de glandula. </text:p>
      <text:p text:style-name="P5"/>
      <text:p text:style-name="P5">Hormones</text:p>
      <text:p text:style-name="P5">Poden ser</text:p>
      <text:p text:style-name="P5">- Proteïnes i peptids - gran, no travessa membrana plasmàtica, receptor a la membrana </text:p>
      <text:p text:style-name="P5">- Derivats de la tirosina - tiroidees i catecolamines</text:p>
      <text:p text:style-name="P5">- Esteroidees (derivades del colesterol) - androgens, aldosterona, cortisol (travessen membrana plasmatica, receptor intracitosolic / intranuclear) </text:p>
      <text:p text:style-name="P5"/>
      <text:p text:style-name="P5">Provoca variacions en el temps de vida mitja, efectes...</text:p>
      <text:p text:style-name="P5"/>
      <text:p text:style-name="P5">Insulina; dues cadenes de aminoacids units per ponts sulfur</text:p>
      <text:p text:style-name="P5"/>
      <text:p text:style-name="P5"/>
      <text:p text:style-name="P5">Peptids-proteines: </text:p>
      <text:p text:style-name="P5">A partir de DNA, RNA, proteïna, a mesura que passa per diversos nivells perd trossos de molecula fins a quedar.se amb hormones, trossos que perd envien info.</text:p>
      <text:p text:style-name="P5">Preprohormona -&gt; prohormona -&gt; hormona -&gt; empaquetat en vesicules -&gt; accio rapida per exocitosi si cal </text:p>
      <text:p text:style-name="P5"><text:soft-page-break/>Tirosina: de moment res</text:p>
      <text:p text:style-name="P5"/>
      <text:p text:style-name="P5">Esteroidees:</text:p>
      <text:p text:style-name="P5">- No presintetitzades, sino que tenen colesterol</text:p>
      <text:p text:style-name="P5">- Amb estimul, el colesterol emmagatzemat es transforma en altres coses</text:p>
      <text:p text:style-name="P5">- Proces lent, difusio passiva </text:p>
      <text:p text:style-name="P5"/>
      <text:p text:style-name="P5">Com actua hormona?<text:line-break/>1: reconeix receptor (teixit diana) </text:p>
      <text:p text:style-name="P5">2: unio hormona-receptor</text:p>
      <text:p text:style-name="P5">3: activa enzims i produeix mil efectes (altera activitat de proteines funcionals i estructurals) </text:p>
      <text:p text:style-name="P5"/>
      <text:p text:style-name="P5">resposta sigmoidea: </text:p>
      <text:p text:style-name="P5"><text:tab/>resposta lenta, despres exponencial, fins arribar al tope</text:p>
      <text:p text:style-name="P5"/>
      <text:p text:style-name="P5">interaccio hormonal </text:p>
      <text:p text:style-name="P5">- sinergic: dos hormones que potencien el seu efecte (adrenalina i noradrenalina en freq cardiac)</text:p>
      <text:p text:style-name="P5">- permissiu: hormona permet accio d’una altra (absorcio de calci, ja veurem)</text:p>
      <text:p text:style-name="P5">- antagonic: hormones amb accions oposades (glucaco i insulina) </text:p>
      <text:p text:style-name="P5"/>
      <text:p text:style-name="P5"/>
      <text:p text:style-name="P6">Inici i duracio: </text:p>
      <text:p text:style-name="P6">- Molt variable </text:p>
      <text:p text:style-name="P6"><text:tab/>Catecolamines: kiss and run</text:p>
      <text:p text:style-name="P6"><text:tab/>Aldosterona: triga molt mes</text:p>
      <text:p text:style-name="P6">(normalment mes lipidic mes lent) </text:p>
      <text:p text:style-name="P6"/>
      <text:p text:style-name="P6">Control de l’acció i secreció hormonal</text:p>
      <text:p text:style-name="P6">- Feedback o retroalimentació </text:p>
      <text:p text:style-name="P6"><text:tab/>Propia accio hormonal regula secreció o sintesi (per evitar deficit o exces)</text:p>
      <text:p text:style-name="P6">- Neural (neurotransmissors: dopamina, GABA)</text:p>
      <text:p text:style-name="P6"><text:tab/>Permet inhibir o estimular la secreció d’hormones en resposta a estimuls interns (dolor, estres) o externs (visuals, auditius) </text:p>
      <text:p text:style-name="P6">- Cronotropica</text:p>
      <text:p text:style-name="P6"><text:tab/>Dictat per ritmes: circacia, estacional, puberal...<text:tab/></text:p>
      <text:p text:style-name="P6"><text:tab/><text:tab/>Cortisol elevat quan ens aixequem<text:tab/></text:p>
      <text:p text:style-name="P6"><text:tab/><text:tab/><text:tab/>Ritme circaria</text:p>
      <text:p text:style-name="P6"/>
      <text:p text:style-name="P7">Sistema de feedback negatiu</text:p>
      <text:p text:style-name="P7">- Hipoglucemia: cells beta insulina cells alfa glucago. movilitzen substracte, augmenten glucemia. si persisteix, hiperglucemia. inhibeix sintesi glucago. </text:p>
      <text:p text:style-name="P7"/>
      <text:p text:style-name="P8">insulinoma o glucagoma fa que sempre hi hagi sintesi i trenca tot xd. </text:p>
      <text:p text:style-name="P8"/>
      <text:p text:style-name="P9">Sistema de feedback positiu</text:p>
      <text:p text:style-name="P9">- Exces d’acció: hiperglicemia: va a la glandula i inhibeix secrecio </text:p>
      <text:p text:style-name="P9"/>
      <text:p text:style-name="P9"/>
      <text:p text:style-name="P10">Ritme circadia: rellotge biologic, rep info a traves de la llum i del soroll. melatonina integra i ens diu on som. produeix el ritme circadià, amb un pic de cortisol 2-4H abans de despertar i un minim abans d’iniciar el son. </text:p>
      <text:p text:style-name="P10"/>
      <text:p text:style-name="P10"><text:soft-page-break/>Per diferenciar exces de cortisol fisiologic i patologic, a quina hora es determina? Per la nit a la saliva, perquè és quan hi ha un gap més important. </text:p>
      <text:p text:style-name="P10"/>
      <text:p text:style-name="P10"/>
      <text:p text:style-name="P11">Receptors: </text:p>
      <text:p text:style-name="P11">- Proteina especifica i d’alta afinitat</text:p>
      <text:p text:style-name="P11">- Unio no covalent (s’ha de poder separar) </text:p>
      <text:p text:style-name="P11">- Localitzacio </text:p>
      <text:p text:style-name="P11"><text:tab/>Membrana (insulina, glucago, adrenalina) </text:p>
      <text:p text:style-name="P11"><text:tab/>Citosol (esteroidees)</text:p>
      <text:p text:style-name="P11"><text:tab/>Nuclear (hormones tiroidees)</text:p>
      <text:p text:style-name="P11"/>
      <text:p text:style-name="P11">Cada receptor s’uneix a una hormona concreta, amb especificitat extremadament alta i amb molta afinitat (concentracions molt baixes son suficient) </text:p>
      <text:p text:style-name="P11">Si fos covalent l’accio es perpetuaria i no es plan) </text:p>
      <text:p text:style-name="P11"/>
      <text:p text:style-name="P11">Com mes receptors hi hagi, mes rapida es l’accio </text:p>
      <text:p text:style-name="P11"/>
      <text:p text:style-name="P11">Receptors</text:p>
      <text:p text:style-name="P11">- Entre 2000 i 10000 per celula</text:p>
      <text:p text:style-name="P11">- No es constant, recanvi permanent </text:p>
      <text:p text:style-name="P11">- Mes o menys distribuit segons hormona </text:p>
      <text:p text:style-name="P11">Regulacio</text:p>
      <text:p text:style-name="P11"><text:tab/>Upregulation: una hormona pot augmentar el nombre de receptors </text:p>
      <text:p text:style-name="P11"><text:tab/>Downregulation: una hormona pot disminuir el nombre de receptors</text:p>
      <text:p text:style-name="P11"><text:tab/>Homologa: hormona regula els seus propis receptors</text:p>
      <text:p text:style-name="P11"><text:tab/>Heterologa: hormona regula els receptors d’una altra hormona</text:p>
      <text:p text:style-name="P11"/>
      <text:p text:style-name="P11">Exposició prolongada del receptor a la hormona produeix una disminució de la resposta: desensibilització (downregulation) </text:p>
      <text:p text:style-name="P11">- Redunit el nombre de receptors </text:p>
      <text:p text:style-name="P11"><text:tab/>Internalitzacio </text:p>
      <text:p text:style-name="P11"><text:tab/>Secrest i destruccio per enzims lizosimals </text:p>
      <text:p text:style-name="P11"><text:tab/>Disminucio en la sintesi (inhibicio gens, DNA) </text:p>
      <text:p text:style-name="P11">- MAntenint pero inactivant-los </text:p>
      <text:p text:style-name="P11"><text:tab/>Per fosforilacio</text:p>
      <text:p text:style-name="P11"/>
      <text:p text:style-name="P11">Te un lloc d’unio i un lloc d’activitat. </text:p>
      <text:p text:style-name="P11"/>
      <text:p text:style-name="P11">mecanismes d’accio</text:p>
      <text:p text:style-name="P11">receptors amb activitat intrinseca o no intrinseca: <text:line-break/>- tirosin-quinasa</text:p>
      <text:p text:style-name="P11">- guanilil-ciclasa</text:p>
      <text:p text:style-name="P11"/>
      <text:p text:style-name="P11">activavio o inactivacio d’enzims de membrnaa amb una proteina G</text:p>
      <text:p text:style-name="P11"><text:tab/></text:p>
      <text:p text:style-name="P11">Canvi de permeabilitat de membrana </text:p>
      <text:p text:style-name="P11"/>
      <text:p text:style-name="P11">inactivacio o activacio de gens amb unio de receptors intracells (reconeixen elements de resposta)</text:p>
      <text:p text:style-name="P11"/>
      <text:p text:style-name="P11"/>
      <text:p text:style-name="P11"/>
      <text:p text:style-name="P12"><text:soft-page-break/>hormona: activitat kinasa. canvi tridimensional, fosforilitzacio de les tirosines de la introcitosolica -&gt; tirosin-quinasa </text:p>
      <text:p text:style-name="P12"/>
      <text:p text:style-name="P12">insulina: transmembrana que te dues subunitats, fosforilacio intratirosines, canvi conformacional </text:p>
      <text:p text:style-name="P12"/>
      <text:p text:style-name="P13">extrinseca: no es fosforilitza res, sino una proteina interna. </text:p>
      <text:p text:style-name="P13"/>
      <text:p text:style-name="P14">la majoria son intrinsecas</text:p>
      <text:p text:style-name="P14"/>
      <text:p text:style-name="P14"/>
      <text:p text:style-name="P14"/>
      <text:p text:style-name="P14">proteina G: proteina g receptor en serpentina, 7 dominis intracitosolics, unio hormona-receptor, canvi de GTP a GDP, tres subunitats es dissocien, Gs activa adenil ciclasa, ATP -&gt; AMPc tal tal tal </text:p>
      <text:p text:style-name="P14"/>
      <text:p text:style-name="P14">alfa te major activitat. beta i gamma tenen activitat estimuladora de fosfolipases, i obren canals. </text:p>
      <text:p text:style-name="P14"/>
      <text:p text:style-name="P14">un cop es dissocia GDP, es torna <text:s/>aintegrar el sistema</text:p>
      <text:p text:style-name="P14"/>
      <text:p text:style-name="P14"/>
      <text:p text:style-name="P14"/>
      <text:p text:style-name="P14"/>
      <text:p text:style-name="P15">unio hormona receptor, obertura canals calci, entra calci citosol, pot activar fosfoquinasa C i produir fosforilacions o a calmodulina (calci calmodulina) que amplifica accio hormonal com a segon missatger) </text:p>
      <text:p text:style-name="P15"/>
      <text:p text:style-name="P15">activacio de gens mitjançant la unio a receptors intracel·lulars</text:p>
      <text:p text:style-name="P15">tipus 1: homodimers dins citoplasma </text:p>
      <text:p text:style-name="P15">tipus 2: dins el nucli </text:p>
      <text:p text:style-name="P15">heterodimer </text:p>
      <text:p text:style-name="P15"/>
      <text:p text:style-name="P15">receptor monomeric: 1 receptor - 1 lligand</text:p>
      <text:p text:style-name="P15">receptor dimeric: 2 receptors - 1 lligand</text:p>
      <text:p text:style-name="P15"><text:tab/>de base el ceteptor ja esta dimeritzat en absencia de la hormona </text:p>
      <text:p text:style-name="P15"><text:tab/>cal la presencia de la hormona perque es dimeritzi </text:p>
      <text:p text:style-name="P15">(dues circumstancies diferents) </text:p>
      <text:p text:style-name="P15">de vegades esta dimeritzat, de vegades no</text:p>
      <text:p text:style-name="P15"/>
      <text:p text:style-name="P15">efecte paradoxal: un receptor dimeric que cal que es dimeritzi. </text:p>
      <text:p text:style-name="P15">si augmentem contentracio hormonal, hi ha menys activitat perque es fica enmig i inactiva el receptor (receptors que s’han de dimeritzar) </text:p>
      <text:p text:style-name="P15"/>
      <text:p text:style-name="P15">segon missatger: </text:p>
      <text:p text:style-name="P15">- unio hormona-receptor produeix una segona substancia que estimula en cascada els diferents enzims: efecte d’amplificacio</text:p>
      <text:p text:style-name="P15">- amp ciclic</text:p>
      <text:p text:style-name="P15">- calci calmodulina </text:p>
      <text:p text:style-name="P15">- productes de degradacio dels fosfolipids </text:p>
      <text:p text:style-name="P15"/>
      <text:p text:style-name="P15">pot fer que amb menor numero de receptors hi hagi mes resposta biologia</text:p>
      <text:p text:style-name="P15">- amp ciclic. Gs adenilciclas </text:p>
      <text:p text:style-name="P15">- calcicalmodulina entra calci calmodulina fa cosetes</text:p>
      <text:p text:style-name="P15">- producte de degreadacio de proteines de membrana </text:p>
      <text:p text:style-name="P15"><text:soft-page-break/>proteina Gq activitat fosfolipasa C degrada fosfolipids de membrana i genera diagilglicerol i trifosfat d’inositol que son els segons missatgers. </text:p>
      <text:p text:style-name="P15"/>
      <text:p text:style-name="P15"/>
      <text:p text:style-name="P16">hormona. </text:p>
      <text:p text:style-name="P16"/>
      <text:p text:style-name="P16">transport: </text:p>
      <text:p text:style-name="P16">- hormones hidrosolubles van lliures - proteiques </text:p>
      <text:p text:style-name="P16"/>
      <text:p text:style-name="P16">- hormones liposolubles - lipidiques (de vegades proteiques per evitar degradacio) </text:p>
      <text:p text:style-name="P16"><text:tab/>necessiten proteines de transport</text:p>
      <text:p text:style-name="P16"><text:tab/><text:tab/>inespecifiques: albumina i prealbumina</text:p>
      <text:p text:style-name="P16"><text:tab/><text:tab/>especifiques: TBG, SHBG, CBG</text:p>
      <text:p text:style-name="P16"><text:tab/>tambe serveix com a reservori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9T09:33:24.296255059</meta:creation-date>
    <dc:date>2025-02-19T10:33:00.064392010</dc:date>
    <meta:editing-duration>PT48M3S</meta:editing-duration>
    <meta:editing-cycles>16</meta:editing-cycles>
    <meta:generator>LibreOffice/24.2.7.2$Linux_X86_64 LibreOffice_project/420$Build-2</meta:generator>
    <meta:document-statistic meta:table-count="0" meta:image-count="0" meta:object-count="0" meta:page-count="5" meta:paragraph-count="138" meta:word-count="1105" meta:character-count="7537" meta:non-whitespace-character-count="6458"/>
  </office:meta>
</office:document-meta>
</file>